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ub listas</text:h>
      <text:p text:style-name="Text_20_body">Estas son las formas en las cuales podemos crear una nueva lista (sublistas) a partir de otra.</text:p>
      <text:list xml:id="list94325387" text:style-name="L1">
        <text:list-item>
          <text:p text:style-name="P2">[:] Todos los elementos. </text:p>
        </text:list-item>
        <text:list-item>
          <text:p text:style-name="P2">[start:] Todos los elementos desde el índice establecido(start). </text:p>
        </text:list-item>
        <text:list-item>
          <text:p text:style-name="P2">[:end] Todos los elementos desde el índice cero hasta el índice establecido(end). </text:p>
        </text:list-item>
        <text:list-item>
          <text:p text:style-name="P2">[start:end] Todos los elementos de un rango de índices. </text:p>
        </text:list-item>
        <text:list-item>
          <text:p text:style-name="P1">[start:end:step] Todos los elementos de un rango de índices con saltos. </text:p>
        </text:list-item>
      </text:list>
      <text:p text:style-name="Quotations">De igual forma, este listado es aplicable a las tuplas y los string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7:28:43.418777619</meta:creation-date>
    <dc:date>2021-11-29T17:29:17.667667607</dc:date>
    <meta:editing-duration>PT34S</meta:editing-duration>
    <meta:editing-cycles>1</meta:editing-cycles>
    <meta:document-statistic meta:table-count="0" meta:image-count="0" meta:object-count="0" meta:page-count="1" meta:paragraph-count="8" meta:word-count="81" meta:character-count="478" meta:non-whitespace-character-count="405"/>
    <meta:generator>LibreOffice/6.4.7.2$Linux_X86_64 LibreOffice_project/40$Build-2</meta:generator>
  </office:meta>
</office:document-meta>
</file>